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Trebuchet MS2" svg:font-family="'Trebuchet MS'" style:font-adornments="Bold" style:font-family-generic="swiss" style:font-pitch="variable"/>
    <style:font-face style:name="Trebuchet MS1" svg:font-family="'Trebuchet M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ublikasjonsliste">
      <style:text-properties style:font-name="Trebuchet MS" officeooo:paragraph-rsid="0004830b"/>
    </style:style>
    <style:style style:name="P2" style:family="paragraph" style:parent-style-name="Heading_20_1">
      <style:text-properties officeooo:paragraph-rsid="0004830b"/>
    </style:style>
    <style:style style:name="T1" style:family="text">
      <style:text-properties fo:language="nb" fo:country="NO"/>
    </style:style>
    <style:style style:name="T2" style:family="text">
      <style:text-properties fo:language="nb" fo:country="NO" fo:font-style="italic" style:font-style-asian="italic"/>
    </style:style>
    <style:style style:name="T3" style:family="text">
      <style:text-properties fo:language="nb" fo:country="NO" fo:font-style="italic" style:font-style-asian="italic" style:font-style-complex="italic"/>
    </style:style>
    <style:style style:name="T4" style:family="text">
      <style:text-properties fo:language="nb" fo:country="NO" officeooo:rsid="00075348"/>
    </style:style>
    <style:style style:name="T5" style:family="text">
      <style:text-properties fo:language="nb" fo:country="NO" officeooo:rsid="0008f94b"/>
    </style:style>
    <style:style style:name="T6" style:family="text">
      <style:text-properties style:font-name="Trebuchet MS"/>
    </style:style>
    <style:style style:name="T7" style:family="text">
      <style:text-properties style:font-name="Trebuchet MS" officeooo:rsid="000cb5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pan text:style-name="T7">afi-</text:span><text:span text:style-name="T6">skriftserie - </text:span><text:span text:style-name="Strong"><text:span text:style-name="T6">ISSN 0806-394X</text:span></text:span></text:h>
      <text:p text:style-name="P1"><text:span text:style-name="T1">Alm Andreassen, T. (2004): </text:span><text:span text:style-name="T3">Brukermedvirkning, politikk og velferdsstat</text:span><text:span text:style-name="T1">. Dr.polit.avhandling levert ved Universitetet i Oslo, Samfunnsvitenskapelig fakultet, Institutt for Sosiologi og samfunnsgeografi, juni 2003. AFIs skriftserie nr. 13. http://www.hioa.no/Om-HiOA/Senter-for-velferds-og-arbeidslivsforskning/AFI/Publikasjoner-AFI/Brukermedvirkning-politikk-og-velferdsstat</text:span></text:p>
      <text:p text:style-name="P1"><text:span text:style-name="T1">Grimsmo, A</text:span><text:span text:style-name="T5">sbjørn</text:span><text:span text:style-name="T1"> </text:span><text:span text:style-name="T4">&amp;</text:span><text:span text:style-name="T1"> </text:span><text:span text:style-name="T4">A</text:span><text:span text:style-name="T5">nne</text:span><text:span text:style-name="T4"> I</text:span><text:span text:style-name="T5">nga</text:span><text:span text:style-name="T4"> </text:span><text:span text:style-name="T1">Hilsen (2000): </text:span><text:span text:style-name="T2">Arbeidsmiljø og omstilling</text:span><text:span text:style-name="T1">. AFIs skriftserie nr. 7. http://www.hioa.no/Om-HiOA/Senter-for-velferds-og-arbeidslivsforskning/AFI/Publikasjoner-AFI/Arbeidsmiljoe-og-omstill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Trebuchet MS2" svg:font-family="'Trebuchet MS'" style:font-adornments="Bold" style:font-family-generic="swiss" style:font-pitch="variable"/>
    <style:font-face style:name="Trebuchet MS1" svg:font-family="'Trebuchet M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4pt" style:writing-mode="page"/>
      <style:text-properties style:use-window-font-color="true" style:font-name="Times New Roman" fo:font-size="12pt" fo:language="zxx" fo:country="none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publikasjonsliste" style:family="paragraph" style:parent-style-name="Standard" style:default-outline-level="">
      <style:paragraph-properties fo:margin-left="36pt" fo:margin-right="0pt" fo:margin-top="0pt" fo:margin-bottom="11.99pt" loext:contextual-spacing="false" fo:line-height="125%" fo:keep-together="always" fo:text-indent="-36pt" style:auto-text-indent="false" style:punctuation-wrap="hanging" style:vertical-align="baseline">
        <style:tab-stops/>
      </style:paragraph-properties>
      <style:text-properties style:font-name="Trebuchet MS1" fo:font-family="'Trebuchet MS'" style:font-style-name="Regular" style:font-family-generic="swiss" style:font-pitch="variable" fo:language="en" fo:country="GB" style:font-name-asian="Times New Roman1" style:font-family-asian="'Times New Roman'" style:font-family-generic-asian="system" style:font-pitch-asian="variable" style:language-asian="nb" style:country-asian="NO" style:font-name-complex="Times New Roman1" style:font-family-complex="'Times New Roman'" style:font-family-generic-complex="system" style:font-pitch-complex="variable" style:font-size-complex="8pt"/>
    </style:style>
    <style:style style:name="Heading_20_1" style:display-name="Heading 1" style:family="paragraph" style:parent-style-name="Heading" style:default-outline-level="1" style:list-style-name="" style:class="text">
      <style:text-properties style:font-name="Trebuchet MS2" fo:font-family="'Trebuchet MS'" style:font-style-name="Bold" style:font-family-generic="swiss" style:font-pitch="variable" fo:font-size="20pt" fo:font-weight="bold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son Schmanson</meta:initial-creator>
    <meta:creation-date>2016-04-12T12:27:33.930264003</meta:creation-date>
    <dc:date>2016-04-25T15:28:39.939405348</dc:date>
    <dc:creator>Hanson Schmanson</dc:creator>
    <meta:editing-duration>PT2H8M8S</meta:editing-duration>
    <meta:editing-cycles>5</meta:editing-cycles>
    <meta:generator>LibreOffice/5.0.4.2$Linux_X86_64 LibreOffice_project/2b9802c1994aa0b7dc6079e128979269cf95bc78</meta:generator>
    <meta:document-statistic meta:table-count="0" meta:image-count="0" meta:object-count="0" meta:page-count="1" meta:paragraph-count="3" meta:word-count="47" meta:character-count="621" meta:non-whitespace-character-count="577"/>
  </office:meta>
</office:document-meta>
</file>